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umCollectionConverterImpl.doIsNull( Session session , Node parentNode , CollectionDescriptor collectionDescriptor , Class collectionField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numCollectionConverterImpl.doInsertCollection( Session session , Node parentNode , CollectionDescriptor collectionDescriptor , ManageableObjects object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EnumCollectionConverterImpl.doUpdateCollection( Session session , Node parentNode , CollectionDescriptor collectionDescriptor , ManageableObjects object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EnumCollectionConverterImpl.EnumCollectionConverterImpl( Map atomicTypeConverters , ObjectConverter objectConverter , Mapper m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umCollectionConverterImpl.doGetCollection( Session session , Node parentNode , CollectionDescriptor collectionDescriptor , Class collectionFieldClas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4">
            <text:p text:style-name="Table_20_Contents">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